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09">
      <style:text-properties style:font-name="Arial"/>
    </style:style>
    <style:style style:name="ce5" style:family="table-cell" style:parent-style-name="Default" style:data-style-name="N109"/>
    <style:style style:name="ce6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number-columns-repeated="1024" table:default-cell-style-name="ce2"/>
        <table:table-row table:style-name="ro3"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u(T)</text:p>
          </table:table-cell>
          <table:table-cell/>
          <table:table-cell office:value-type="string" calcext:value-type="string">
            <text:p>2 pi / T</text:p>
          </table:table-cell>
          <table:table-cell office:value-type="string" calcext:value-type="string">
            <text:p>2 pi u(T) / T^2</text:p>
          </table:table-cell>
          <table:table-cell table:number-columns-repeated="1015"/>
        </table:table-row>
        <table:table-row table:style-name="ro3">
          <table:table-cell office:value-type="float" office:value="0.66" calcext:value-type="float">
            <text:p>0,66000000</text:p>
          </table:table-cell>
          <table:table-cell office:value-type="float" office:value="30.46" calcext:value-type="float">
            <text:p>30,46000000</text:p>
          </table:table-cell>
          <table:table-cell office:value-type="float" office:value="12" calcext:value-type="float">
            <text:p>12,00000000</text:p>
          </table:table-cell>
          <table:table-cell office:value-type="string" calcext:value-type="string">
            <text:p>T0</text:p>
          </table:table-cell>
          <table:table-cell table:formula="of:=([.B2]-[.A2])/[.C2]" office:value-type="float" office:value="2.48333333333333" calcext:value-type="float">
            <text:p>2,48333333</text:p>
          </table:table-cell>
          <table:table-cell table:formula="of:=[.$A$3]/[.C2]" office:value-type="float" office:value="0.000481125224324688" calcext:value-type="float">
            <text:p>0,00048113</text:p>
          </table:table-cell>
          <table:table-cell office:value-type="string" calcext:value-type="string">
            <text:p>w0</text:p>
          </table:table-cell>
          <table:table-cell table:formula="of:=2*PI()/[.E2]" office:value-type="float" office:value="2.53014173443473" calcext:value-type="float">
            <text:p>2,53014173</text:p>
          </table:table-cell>
          <table:table-cell table:formula="of:=[.F2]/[.E2]^2 * 2 * PI()" office:value-type="float" office:value="0.000490193963578456" calcext:value-type="float">
            <text:p>0,00049019</text:p>
          </table:table-cell>
          <table:table-cell office:value-type="string" calcext:value-type="string">
            <text:p>k_statisch</text:p>
          </table:table-cell>
          <table:table-cell office:value-type="string" calcext:value-type="string">
            <text:p>k_dynamisch</text:p>
          </table:table-cell>
          <table:table-cell office:value-type="string" calcext:value-type="string">
            <text:p>dw/w0</text:p>
          </table:table-cell>
          <table:table-cell office:value-type="string" calcext:value-type="string">
            <text:p>dw/w0 aus k</text:p>
          </table:table-cell>
          <table:table-cell office:value-type="string" calcext:value-type="string">
            <text:p>naeherung mit O(k^3)</text:p>
          </table:table-cell>
          <table:table-cell table:number-columns-repeated="1010"/>
        </table:table-row>
        <table:table-row table:style-name="ro3">
          <table:table-cell table:formula="of:=0.02/2/SQRT(3)" office:value-type="float" office:value="0.00577350269189626" calcext:value-type="float">
            <text:p>0,00577350</text:p>
          </table:table-cell>
          <table:table-cell table:number-columns-repeated="8"/>
          <table:table-cell office:value-type="string" calcext:value-type="string">
            <text:p>(scidavis)</text:p>
          </table:table-cell>
          <table:table-cell office:value-type="string" calcext:value-type="string">
            <text:p>mit formel (3)</text:p>
          </table:table-cell>
          <table:table-cell office:value-type="string" calcext:value-type="string">
            <text:p>aus T_S und T_Gl</text:p>
          </table:table-cell>
          <table:table-cell/>
          <table:table-cell office:value-type="string" calcext:value-type="string">
            <text:p>k+k^2/2+k^3/2</text:p>
          </table:table-cell>
          <table:table-cell table:number-columns-repeated="1010"/>
        </table:table-row>
        <table:table-row table:style-name="ro3">
          <table:table-cell office:value-type="float" office:value="1.3" calcext:value-type="float">
            <text:p>1,30000000</text:p>
          </table:table-cell>
          <table:table-cell office:value-type="float" office:value="139.82" calcext:value-type="float">
            <text:p>139,82000000</text:p>
          </table:table-cell>
          <table:table-cell office:value-type="float" office:value="56" calcext:value-type="float">
            <text:p>56,00000000</text:p>
          </table:table-cell>
          <table:table-cell office:value-type="string" calcext:value-type="string">
            <text:p>T_gl</text:p>
          </table:table-cell>
          <table:table-cell table:formula="of:=([.B4]-[.A4])/[.C4]" office:value-type="float" office:value="2.47357142857143" calcext:value-type="float">
            <text:p>2,47357143</text:p>
          </table:table-cell>
          <table:table-cell table:formula="of:=[.$A$3]/[.C4]" office:value-type="float" office:value="0.00010309826235529" calcext:value-type="float">
            <text:p>0,00010310</text:p>
          </table:table-cell>
          <table:table-cell office:value-type="string" calcext:value-type="string">
            <text:p>wGl</text:p>
          </table:table-cell>
          <table:table-cell table:formula="of:=2*PI()/[.E4]" office:value-type="float" office:value="2.5401268928823" calcext:value-type="float">
            <text:p>2,54012689</text:p>
          </table:table-cell>
          <table:table-cell table:formula="of:=[.F4]/[.E4]^2 * 2 * PI()" office:value-type="float" office:value="0.000105872288866691" calcext:value-type="float">
            <text:p>0,00010587</text:p>
          </table:table-cell>
          <table:table-cell table:style-name="ce6" office:value-type="float" office:value="0.0255288633918969" calcext:value-type="float">
            <text:p>0,02552886</text:p>
          </table:table-cell>
          <table:table-cell table:formula="of:=([.E4]^2-[.E5]^2)/([.E4]^2+[.E5]^2)" office:value-type="float" office:value="0.023675185508209" calcext:value-type="float">
            <text:p>0,02367519</text:p>
          </table:table-cell>
          <table:table-cell table:formula="of:=2*[.E4]/[.E6]" office:value-type="float" office:value="0.0240098174708457" calcext:value-type="float">
            <text:p>0,02400982</text:p>
          </table:table-cell>
          <table:table-cell table:formula="of:=SQRT((1+[.K4])/(1-[.K4]))-1" office:value-type="float" office:value="0.0239621985157699" calcext:value-type="float">
            <text:p>0,02396220</text:p>
          </table:table-cell>
          <table:table-cell table:formula="of:=[.J4]+[.J4]^2/2+[.J4]^3/2" office:value-type="float" office:value="0.0258630436969468" calcext:value-type="float">
            <text:p>0,02586304</text:p>
          </table:table-cell>
          <table:table-cell table:formula="of:=[.N4]/[.L4]" office:value-type="float" office:value="1.07718618554062" calcext:value-type="float">
            <text:p>1,07718619</text:p>
          </table:table-cell>
          <table:table-cell table:number-columns-repeated="1009"/>
        </table:table-row>
        <table:table-row table:style-name="ro3">
          <table:table-cell office:value-type="float" office:value="1.96" calcext:value-type="float">
            <text:p>1,96000000</text:p>
          </table:table-cell>
          <table:table-cell office:value-type="float" office:value="125.16" calcext:value-type="float">
            <text:p>125,16000000</text:p>
          </table:table-cell>
          <table:table-cell office:value-type="float" office:value="51" calcext:value-type="float">
            <text:p>51,00000000</text:p>
          </table:table-cell>
          <table:table-cell office:value-type="string" calcext:value-type="string">
            <text:p>Tgeg</text:p>
          </table:table-cell>
          <table:table-cell table:formula="of:=([.B5]-[.A5])/[.C5]" office:value-type="float" office:value="2.4156862745098" calcext:value-type="float">
            <text:p>2,41568627</text:p>
          </table:table-cell>
          <table:table-cell table:formula="of:=[.$A$3]/[.C5]" office:value-type="float" office:value="0.000113205935135221" calcext:value-type="float">
            <text:p>0,00011321</text:p>
          </table:table-cell>
          <table:table-cell office:value-type="string" calcext:value-type="string">
            <text:p>wGeg</text:p>
          </table:table-cell>
          <table:table-cell table:formula="of:=2*PI()/[.E5]" office:value-type="float" office:value="2.6009939177448" calcext:value-type="float">
            <text:p>2,60099392</text:p>
          </table:table-cell>
          <table:table-cell table:formula="of:=[.F5]/[.E5]^2 * 2 * PI()" office:value-type="float" office:value="0.000121889978780076" calcext:value-type="float">
            <text:p>0,00012189</text:p>
          </table:table-cell>
          <table:table-cell table:style-name="ce6" office:value-type="float" office:value="0.000315590914939904" calcext:value-type="float">
            <text:p>0,00031559</text:p>
          </table:table-cell>
          <table:table-cell table:formula="of:=2 * SQRT(([.E5]/([.E4]+[.E5])^2 * [.F4])^2 + ([.E5]/([.E4]+[.E5])^2 * [.F5])^2)" office:value-type="float" office:value="0.0000309462667353884" calcext:value-type="float">
            <text:p>0,00003095</text:p>
          </table:table-cell>
          <table:table-cell table:formula="of:=2*SQRT(([.F4]/[.E6])^2 + ([.E4]/[.E6]^2 * [.F6])^2)" office:value-type="float" office:value="0.0000796422545497947" calcext:value-type="float">
            <text:p>0,00007964</text:p>
          </table:table-cell>
          <table:table-cell office:value-type="string" calcext:value-type="string">
            <text:p>----</text:p>
          </table:table-cell>
          <table:table-cell table:formula="of:=ABS((1+[.J4]+3/2*[.J4]^2)* [.J5])" office:value-type="float" office:value="0.00032395610901852" calcext:value-type="float">
            <text:p>0,00032396</text:p>
          </table:table-cell>
          <table:table-cell table:number-columns-repeated="1010"/>
        </table:table-row>
        <table:table-row table:style-name="ro3">
          <table:table-cell office:value-type="float" office:value="44.75" calcext:value-type="float">
            <text:p>44,75000000</text:p>
          </table:table-cell>
          <table:table-cell office:value-type="float" office:value="353.82" calcext:value-type="float">
            <text:p>353,82000000</text:p>
          </table:table-cell>
          <table:table-cell office:value-type="float" office:value="3" calcext:value-type="float">
            <text:p>3,00000000</text:p>
          </table:table-cell>
          <table:table-cell office:value-type="string" calcext:value-type="string">
            <text:p>TS</text:p>
          </table:table-cell>
          <table:table-cell table:formula="of:=([.B6]-[.A6])/[.C6]*2" office:value-type="float" office:value="206.046666666667" calcext:value-type="float">
            <text:p>206,04666667</text:p>
          </table:table-cell>
          <table:table-cell table:formula="of:=SQRT([.A7]^2+[.B7]^2)*2/[.C6]" office:value-type="float" office:value="0.683417339009815" calcext:value-type="float">
            <text:p>0,68341734</text:p>
          </table:table-cell>
          <table:table-cell office:value-type="string" calcext:value-type="string">
            <text:p>wS</text:p>
          </table:table-cell>
          <table:table-cell table:formula="of:=2*PI()/[.E6]" office:value-type="float" office:value="0.0304939915254453" calcext:value-type="float">
            <text:p>0,03049399</text:p>
          </table:table-cell>
          <table:table-cell table:formula="of:=[.F6]/[.E6]^2 * 2 * PI()" office:value-type="float" office:value="0.000101142730825255" calcext:value-type="float">
            <text:p>0,00010114</text:p>
          </table:table-cell>
          <table:table-cell table:number-columns-repeated="1015"/>
        </table:table-row>
        <table:table-row table:style-name="ro3">
          <table:table-cell table:style-name="ce5" table:formula="of:=(46.48-43.02)/2/SQRT(6)" office:value-type="float" office:value="0.706269542502482" calcext:value-type="float">
            <text:p>0,70626954</text:p>
          </table:table-cell>
          <table:table-cell table:style-name="ce5" table:formula="of:=(355.64-352)/2/SQRT(6)" office:value-type="float" office:value="0.743011888644228" calcext:value-type="float">
            <text:p>0,74301189</text:p>
          </table:table-cell>
          <table:table-cell table:number-columns-repeated="1022"/>
        </table:table-row>
        <table:table-row table:style-name="ro3">
          <table:table-cell office:value-type="float" office:value="0.9" calcext:value-type="float">
            <text:p>0,90000000</text:p>
          </table:table-cell>
          <table:table-cell office:value-type="float" office:value="154.02" calcext:value-type="float">
            <text:p>154,02000000</text:p>
          </table:table-cell>
          <table:table-cell office:value-type="float" office:value="62" calcext:value-type="float">
            <text:p>62,00000000</text:p>
          </table:table-cell>
          <table:table-cell office:value-type="string" calcext:value-type="string">
            <text:p>Tgl</text:p>
          </table:table-cell>
          <table:table-cell table:formula="of:=([.B8]-[.A8])/[.C8]" office:value-type="float" office:value="2.46967741935484" calcext:value-type="float">
            <text:p>2,46967742</text:p>
          </table:table-cell>
          <table:table-cell table:formula="of:=[.$A$3]/[.C8]" office:value-type="float" office:value="0.000093121011159617" calcext:value-type="float">
            <text:p>0,00009312</text:p>
          </table:table-cell>
          <table:table-cell office:value-type="string" calcext:value-type="string">
            <text:p>wGl</text:p>
          </table:table-cell>
          <table:table-cell table:formula="of:=2*PI()/[.E8]" office:value-type="float" office:value="2.54413198174722" calcext:value-type="float">
            <text:p>2,54413198</text:p>
          </table:table-cell>
          <table:table-cell table:formula="of:=[.F8]/[.E8]^2 * 2 * PI()" office:value-type="float" office:value="0.0000959283754255286" calcext:value-type="float">
            <text:p>0,00009593</text:p>
          </table:table-cell>
          <table:table-cell table:style-name="ce6" office:value-type="float" office:value="0.0416825384732592" calcext:value-type="float">
            <text:p>0,04168254</text:p>
          </table:table-cell>
          <table:table-cell table:formula="of:=([.E8]^2-[.E9]^2)/([.E8]^2+[.E9]^2)" office:value-type="float" office:value="0.0389388368414754" calcext:value-type="float">
            <text:p>0,03893884</text:p>
          </table:table-cell>
          <table:table-cell table:formula="of:=2*[.H10]/[.H8]" office:value-type="float" office:value="0.0472597697814637" calcext:value-type="float">
            <text:p>0,04725977</text:p>
          </table:table-cell>
          <table:table-cell table:formula="of:=SQRT((1+[.K8])/(1-[.K8]))-1" office:value-type="float" office:value="0.0397273703375192" calcext:value-type="float">
            <text:p>0,03972737</text:p>
          </table:table-cell>
          <table:table-cell table:formula="of:=[.J8]+[.J8]^2/2+[.J8]^3/2" office:value-type="float" office:value="0.0425874658101044" calcext:value-type="float">
            <text:p>0,04258747</text:p>
          </table:table-cell>
          <table:table-cell table:formula="of:=[.N8]/[.L8]" office:value-type="float" office:value="0.901135701824939" calcext:value-type="float">
            <text:p>0,90113570</text:p>
          </table:table-cell>
          <table:table-cell table:number-columns-repeated="1009"/>
        </table:table-row>
        <table:table-row table:style-name="ro3">
          <table:table-cell office:value-type="float" office:value="1.38" calcext:value-type="float">
            <text:p>1,38000000</text:p>
          </table:table-cell>
          <table:table-cell office:value-type="float" office:value="153.4" calcext:value-type="float">
            <text:p>153,40000000</text:p>
          </table:table-cell>
          <table:table-cell office:value-type="float" office:value="64" calcext:value-type="float">
            <text:p>64,00000000</text:p>
          </table:table-cell>
          <table:table-cell office:value-type="string" calcext:value-type="string">
            <text:p>Tgeg</text:p>
          </table:table-cell>
          <table:table-cell table:formula="of:=([.B9]-[.A9])/[.C9]" office:value-type="float" office:value="2.3753125" calcext:value-type="float">
            <text:p>2,37531250</text:p>
          </table:table-cell>
          <table:table-cell table:formula="of:=[.$A$3]/[.C9]" office:value-type="float" office:value="0.000090210979560879" calcext:value-type="float">
            <text:p>0,00009021</text:p>
          </table:table-cell>
          <table:table-cell office:value-type="string" calcext:value-type="string">
            <text:p>wGeg</text:p>
          </table:table-cell>
          <table:table-cell table:formula="of:=2*PI()/[.E9]" office:value-type="float" office:value="2.64520365517362" calcext:value-type="float">
            <text:p>2,64520366</text:p>
          </table:table-cell>
          <table:table-cell table:formula="of:=[.F9]/[.E9]^2 * 2 * PI()" office:value-type="float" office:value="0.000100461060543078" calcext:value-type="float">
            <text:p>0,00010046</text:p>
          </table:table-cell>
          <table:table-cell table:style-name="ce6" office:value-type="float" office:value="0.000314958395987803" calcext:value-type="float">
            <text:p>0,00031496</text:p>
          </table:table-cell>
          <table:table-cell table:formula="of:=2 * SQRT(([.E9]/([.E8]+[.E9])^2 * [.F8])^2 + ([.E9]/([.E8]+[.E9])^2 * [.F9])^2)" office:value-type="float" office:value="0.0000262387387049013" calcext:value-type="float">
            <text:p>0,00002624</text:p>
          </table:table-cell>
          <table:table-cell table:formula="of:=2*SQRT(([.F8]/[.E10])^2 + ([.E8]/[.E10]^2 * [.F10])^2)" office:value-type="float" office:value="0.000107278964230886" calcext:value-type="float">
            <text:p>0,00010728</text:p>
          </table:table-cell>
          <table:table-cell office:value-type="string" calcext:value-type="string">
            <text:p>----</text:p>
          </table:table-cell>
          <table:table-cell table:formula="of:=ABS((1+[.J8]+3/2*[.J8]^2)* [.J9])" office:value-type="float" office:value="0.000328907490591116" calcext:value-type="float">
            <text:p>0,00032891</text:p>
          </table:table-cell>
          <table:table-cell table:number-columns-repeated="1010"/>
        </table:table-row>
        <table:table-row table:style-name="ro3">
          <table:table-cell office:value-type="float" office:value="21.59" calcext:value-type="float">
            <text:p>21,59000000</text:p>
          </table:table-cell>
          <table:table-cell office:value-type="float" office:value="230.62" calcext:value-type="float">
            <text:p>230,62000000</text:p>
          </table:table-cell>
          <table:table-cell office:value-type="float" office:value="4" calcext:value-type="float">
            <text:p>4,00000000</text:p>
          </table:table-cell>
          <table:table-cell office:value-type="string" calcext:value-type="string">
            <text:p>TS</text:p>
          </table:table-cell>
          <table:table-cell table:formula="of:=([.B10]-[.A10])/[.C10]*2" office:value-type="float" office:value="104.515" calcext:value-type="float">
            <text:p>104,51500000</text:p>
          </table:table-cell>
          <table:table-cell table:formula="of:=SQRT([.A11]^2+[.B11]^2)*2/[.C10]" office:value-type="float" office:value="0.237214740969724" calcext:value-type="float">
            <text:p>0,23721474</text:p>
          </table:table-cell>
          <table:table-cell office:value-type="string" calcext:value-type="string">
            <text:p>wS</text:p>
          </table:table-cell>
          <table:table-cell table:formula="of:=2*PI()/[.E10]" office:value-type="float" office:value="0.0601175458755163" calcext:value-type="float">
            <text:p>0,06011755</text:p>
          </table:table-cell>
          <table:table-cell table:formula="of:=[.F10]/[.E10]^2 * 2 * PI()" office:value-type="float" office:value="0.000136447094413205" calcext:value-type="float">
            <text:p>0,00013645</text:p>
          </table:table-cell>
          <table:table-cell table:number-columns-repeated="1015"/>
        </table:table-row>
        <table:table-row table:style-name="ro3">
          <table:table-cell table:formula="of:=(22.56-20.62)/2/SQRT(6)" office:value-type="float" office:value="0.396000841749947" calcext:value-type="float">
            <text:p>0,39600084</text:p>
          </table:table-cell>
          <table:table-cell table:formula="of:=(231.26-229.98)/2/SQRT(6)" office:value-type="float" office:value="0.261278905896873" calcext:value-type="float">
            <text:p>0,2612789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office:value-type="string" calcext:value-type="string">
            <text:p>wichtig:</text:p>
          </table:table-cell>
          <table:table-cell/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!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unsicherheit jeweils darunter/dahinter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Tgl-Tgeg / same+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office:value-type="string" calcext:value-type="string">
            <text:p>u(k)</text:p>
          </table:table-cell>
          <table:table-cell office:value-type="string" calcext:value-type="string">
            <text:p>sqrt((k'/dTgl u(Tgl))^2 + k'/dTgeg u(Tgeg))^2)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9"/>
          <table:table-cell office:value-type="string" calcext:value-type="string">
            <text:p>k'/dTgl</text:p>
          </table:table-cell>
          <table:table-cell office:value-type="string" calcext:value-type="string">
            <text:p>2 Tgeg/(Tgl + Tgeg)^2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office:value-type="string" calcext:value-type="string">
            <text:p>k'/dTgeg</text:p>
          </table:table-cell>
          <table:table-cell office:value-type="string" calcext:value-type="string">
            <text:p>-2 Tgl/(Tgl + Tgeg)^2</text:p>
          </table:table-cell>
          <table:table-cell table:number-columns-repeated="1013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8" loext:min-decimal-places="8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.00.0000</text:date>, <text:time style:data-style-name="N2" text:time-value="21:58:04.5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35S</meta:editing-duration>
    <meta:editing-cycles>6</meta:editing-cycles>
    <meta:generator>LibreOffice/5.3.6.1$Windows_x86 LibreOffice_project/686f202eff87ef707079aeb7f485847613344eb7</meta:generator>
    <dc:date>2017-12-05T22:18:20.475000000</dc:date>
    <meta:document-statistic meta:table-count="3" meta:cell-count="119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